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01T14:08:47.15">
            <text:p>2020/9/1 14:08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70]);&quot;)&quot;)" office:value-type="string" office:string-value="sn(45)">
            <text:p>sn(45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553cm" draw:caption-point-x="-0.61cm" draw:caption-point-y="0.528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9-01T14:08:47.45">
            <text:p>20/09/01 14:0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3.1">
            <text:p>43.1</text:p>
          </table:table-cell>
          <table:table-cell table:style-name="ce18" office:value-type="string">
            <text:p>observe</text:p>
          </table:table-cell>
          <table:table-cell table:style-name="ce24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30" table:number-columns-repeated="2"/>
          <table:table-cell table:style-name="ce36" office:value-type="date" office:date-value="2020-08-31T12:08:57.82">
            <text:p>08.3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5">
            <text:p>4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combined data ==&gt; add info</text:p>
            <text:p><text:s/>1) account numbe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1T14:06:19.32">
            <text:p>09.0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01T14:08:46.33">
            <text:p>2020/9/1 14:08</text:p>
          </table:table-cell>
          <table:table-cell table:formula="of:=NOW()" office:value-type="date" office:date-value="2020-09-01T14:08:46.33">
            <text:p>2020/9/1 14:08</text:p>
          </table:table-cell>
          <table:table-cell table:formula="of:=NOW()" office:value-type="date" office:date-value="2020-09-01T14:08:46.33">
            <text:p>2020/9/1 14:0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9-01T14:08:46.33">
            <text:p>2020/9/1 14:08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01T14:08:47.15">
            <text:p>2020/9/1 14:08</text:p>
          </table:table-cell>
          <table:table-cell table:formula="of:=NOW()" office:value-type="date" office:date-value="2020-09-01T14:08:47.15">
            <text:p>2020/9/1 14:08</text:p>
          </table:table-cell>
          <table:table-cell table:formula="of:=NOW()" office:value-type="date" office:date-value="2020-09-01T14:08:47.15">
            <text:p>2020/9/1 14:0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9-01T14:08:47.15">
            <text:p>2020/9/1 14:08</text:p>
          </table:table-cell>
          <table:table-cell table:style-name="ce9" table:formula="of:=NOW()" office:value-type="date" office:date-value="2020-09-01T14:08:47.15">
            <text:p>2020/9/1 14:08</text:p>
          </table:table-cell>
          <table:table-cell table:style-name="ce9" table:formula="of:=NOW()" office:value-type="date" office:date-value="2020-09-01T14:08:47.15">
            <text:p>2020/9/1 14:0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2020/09/01</text:date>, <text:time>14:0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01T14:08:47.07</dc:date>
    <dc:creator>iwabuchi ken</dc:creator>
    <meta:editing-duration>P2DT7H30M47S</meta:editing-duration>
    <meta:editing-cycles>121</meta:editing-cycles>
    <meta:generator>OpenOffice/4.1.3$Win32 OpenOffice.org_project/413m1$Build-9783</meta:generator>
    <meta:document-statistic meta:table-count="6" meta:cell-count="7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